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ContentTypeResolverTests.resolveMediaTypesPars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ContentTypeResolverTests.resolve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